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f9e4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ongoDB Student Database with Regex Operations</text:h>
      <text:h text:style-name="Heading_20_3" text:outline-level="3">1. Introduction</text:h>
      <text:p text:style-name="Text_20_body">MongoDB is a NoSQL database that stores data in flexible, JSON-like documents. Regular expressions (regex) in MongoDB are essential for performing flexible and pattern-based searches on string fields. In this guide, we will create a student database and perform various regex-based operations.</text:p>
      <text:p text:style-name="Horizontal_20_Line"/>
      <text:h text:style-name="Heading_20_3" text:outline-level="3">2. Setting Up the Database</text:h>
      <text:h text:style-name="Heading_20_4" text:outline-level="4">Step 1: Start MongoDB Shell</text:h>
      <text:p text:style-name="Text_20_body">To begin working with MongoDB, start the shell by using the following command:</text:p>
      <text:p text:style-name="P1"><text:span text:style-name="Source_20_Text">mongosh</text:span></text:p>
      <text:h text:style-name="Heading_20_4" text:outline-level="4">Step 2: Create a New Database</text:h>
      <text:p text:style-name="Text_20_body">Create a new database named <text:span text:style-name="Source_20_Text">studentDB</text:span>:</text:p>
      <text:p text:style-name="P1"><text:span text:style-name="Source_20_Text">use studentDB</text:span></text:p>
      <text:p text:style-name="Text_20_body">This command switches to <text:span text:style-name="Source_20_Text">studentDB</text:span> or creates it if it doesn’t exist.</text:p>
      <text:h text:style-name="Heading_20_4" text:outline-level="4">Step 3: Create a Collection and Insert Data</text:h>
      <text:p text:style-name="Text_20_body">We will create a collection named <text:span text:style-name="Source_20_Text">students</text:span> and insert multiple records:</text:p>
      <text:p text:style-name="Preformatted_20_Text"><text:span text:style-name="Source_20_Text">db.students.insertMany([</text:span></text:p>
      <text:p text:style-name="Preformatted_20_Text"><text:span text:style-name="Source_20_Text"><text:s text:c="4"/>{ student_id: 1, first_name: "John", last_name: "Doe", email: "john.doe@gmail.com", phone: "9812345678", grade: "A" },</text:span></text:p>
      <text:p text:style-name="Preformatted_20_Text"><text:span text:style-name="Source_20_Text"><text:s text:c="4"/>{ student_id: 2, first_name: "Alice", last_name: "Smith", email: "alice_smith@outlook.com", phone: "9876543210", grade: "B" },</text:span></text:p>
      <text:p text:style-name="Preformatted_20_Text"><text:span text:style-name="Source_20_Text"><text:s text:c="4"/>{ student_id: 3, first_name: "Robert", last_name: "Brown", email: "robert.brown@yahoo.com", phone: "9811122233", grade: "C" },</text:span></text:p>
      <text:p text:style-name="Preformatted_20_Text"><text:span text:style-name="Source_20_Text"><text:s text:c="4"/>{ student_id: 4, first_name: "Emily", last_name: "Davis", email: "emilydavis@hotmail.com", phone: "9823456789", grade: "A" },</text:span></text:p>
      <text:p text:style-name="Preformatted_20_Text"><text:span text:style-name="Source_20_Text"><text:s text:c="4"/>{ student_id: 5, first_name: "Michael", last_name: "Clark", email: "michael_clark@gmail.com", phone: "9845671234", grade: "B" },</text:span></text:p>
      <text:p text:style-name="Preformatted_20_Text"><text:span text:style-name="Source_20_Text"><text:s text:c="4"/>{ student_id: 6, first_name: "Rachel", last_name: "Adams", email: "rachel.adams@protonmail.com", phone: "9898765432", grade: "A" }</text:span></text:p>
      <text:p text:style-name="P1"><text:span text:style-name="Source_20_Text">])</text:span></text:p>
      <text:p text:style-name="Text_20_body">This command inserts six student records into the <text:span text:style-name="Source_20_Text">students</text:span> collection.</text:p>
      <text:p text:style-name="Horizontal_20_Line"/>
      <text:h text:style-name="Heading_20_3" text:outline-level="3">3. Regular Expression (Regex) Operations</text:h>
      <text:h text:style-name="Heading_20_4" text:outline-level="4">3.1 Find All Students</text:h>
      <text:p text:style-name="P1"><text:span text:style-name="Source_20_Text">db.students.find()</text:span></text:p>
      <text:p text:style-name="Text_20_body">Displays all student records in the database.</text:p>
      <text:h text:style-name="Heading_20_4" text:outline-level="4"><text:soft-page-break/>3.2 Find Students Whose First Name Starts with "A"</text:h>
      <text:p text:style-name="P1"><text:span text:style-name="Source_20_Text">db.students.find({ first_name: { $regex: "^A" } })</text:span></text:p>
      <text:p text:style-name="Text_20_body">Explanation: Uses <text:span text:style-name="Source_20_Text">^</text:span> to match names that start with the letter "A".</text:p>
      <text:h text:style-name="Heading_20_4" text:outline-level="4">3.3 Find Students with Gmail Addresses (Case-Insensitive)</text:h>
      <text:p text:style-name="P1"><text:span text:style-name="Source_20_Text">db.students.find({ email: { $regex: "gmail\\.com$", $options: "i" } })</text:span></text:p>
      <text:p text:style-name="Text_20_body">Explanation:</text:p>
      <text:list xml:id="list3747742579" text:style-name="L1">
        <text:list-item>
          <text:p text:style-name="P3">Uses <text:span text:style-name="Source_20_Text">$</text:span> to match strings ending with "gmail.com". </text:p>
        </text:list-item>
        <text:list-item>
          <text:p text:style-name="P3">Uses <text:span text:style-name="Source_20_Text">\\.</text:span> to escape the dot character. </text:p>
        </text:list-item>
        <text:list-item>
          <text:p text:style-name="P2"><text:span text:style-name="Source_20_Text">$options: "i"</text:span> for case-insensitive matching. </text:p>
        </text:list-item>
      </text:list>
      <text:h text:style-name="Heading_20_4" text:outline-level="4">3.4 Find Students Whose Last Name Contains "Smith" (Case-Insensitive)</text:h>
      <text:p text:style-name="P1"><text:span text:style-name="Source_20_Text">db.students.find({ last_name: { $regex: "smith", $options: "i" } })</text:span></text:p>
      <text:h text:style-name="Heading_20_4" text:outline-level="4">3.5 Find Students Whose Phone Number Starts with "98"</text:h>
      <text:p text:style-name="P1"><text:span text:style-name="Source_20_Text">db.students.find({ phone: { $regex: "^98" } })</text:span></text:p>
      <text:h text:style-name="Heading_20_4" text:outline-level="4">3.6 Find Students with Grades "A" or "B"</text:h>
      <text:p text:style-name="P1"><text:span text:style-name="Source_20_Text">db.students.find({ grade: { $regex: "^(A|B)$" } })</text:span></text:p>
      <text:p text:style-name="Text_20_body">Explanation: Uses <text:span text:style-name="Source_20_Text">|</text:span> to match either grade "A" or grade "B".</text:p>
      <text:h text:style-name="Heading_20_4" text:outline-level="4">3.7 Find Students with Underscores in Their Email</text:h>
      <text:p text:style-name="P1"><text:span text:style-name="Source_20_Text">db.students.find({ email: { $regex: "_" } })</text:span></text:p>
      <text:h text:style-name="Heading_20_4" text:outline-level="4">3.8 Update Phone Numbers to International Format</text:h>
      <text:p text:style-name="Preformatted_20_Text"><text:span text:style-name="Source_20_Text">db.students.updateMany(</text:span></text:p>
      <text:p text:style-name="Preformatted_20_Text"><text:span text:style-name="Source_20_Text"><text:s text:c="4"/>{ phone: { $regex: "^98" } },</text:span></text:p>
      <text:p text:style-name="Preformatted_20_Text"><text:span text:style-name="Source_20_Text"><text:s text:c="4"/>[</text:span></text:p>
      <text:p text:style-name="Preformatted_20_Text"><text:span text:style-name="Source_20_Text"><text:s text:c="8"/>{ $set: { phone: { $concat: ["+971 ", "$phone"] } } }</text:span></text:p>
      <text:p text:style-name="Preformatted_20_Text"><text:span text:style-name="Source_20_Text"><text:s text:c="4"/>]</text:span></text:p>
      <text:p text:style-name="P1"><text:span text:style-name="Source_20_Text">)</text:span></text:p>
      <text:p text:style-name="Text_20_body">Explanation: Adds the country code "+971" to phone numbers starting with "98".</text:p>
      <text:h text:style-name="Heading_20_4" text:outline-level="4">3.9 Find Students Using International Phone Numbers</text:h>
      <text:p text:style-name="P1"><text:span text:style-name="Source_20_Text">db.students.find({ phone: { $regex: "^\\+971" } })</text:span></text:p>
      <text:p text:style-name="Horizontal_20_Line"/>
      <text:h text:style-name="Heading_20_3" text:outline-level="3">4. Summary</text:h>
      <text:p text:style-name="Text_20_body"><text:span text:style-name="T1">C</text:span>reated a student database and performed several regex-based search and update operations. Regular expressions in MongoDB are highly flexible and efficient for pattern matching. </text:p>
      <text:p text:style-name="Text_20_body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7:40:58.536589532</meta:creation-date>
    <dc:date>2025-03-12T17:42:31.180860726</dc:date>
    <meta:editing-duration>PT1M33S</meta:editing-duration>
    <meta:editing-cycles>1</meta:editing-cycles>
    <meta:document-statistic meta:table-count="0" meta:image-count="0" meta:object-count="0" meta:page-count="3" meta:paragraph-count="56" meta:word-count="457" meta:character-count="3212" meta:non-whitespace-character-count="2766"/>
    <meta:generator>LibreOffice/7.3.7.2$Linux_X86_64 LibreOffice_project/30$Build-2</meta:generator>
  </office:meta>
</office:document-meta>
</file>